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e64ae" officeooo:paragraph-rsid="000e64ae"/>
    </style:style>
    <style:style style:name="P2" style:family="paragraph" style:parent-style-name="Text_20_body">
      <style:text-properties officeooo:rsid="00103a5d" officeooo:paragraph-rsid="000e64ae"/>
    </style:style>
    <style:style style:name="P3" style:family="paragraph" style:parent-style-name="Text_20_body">
      <style:text-properties officeooo:rsid="00103a5d" officeooo:paragraph-rsid="00103a5d"/>
    </style:style>
    <style:style style:name="P4" style:family="paragraph" style:parent-style-name="Text_20_body">
      <style:text-properties officeooo:rsid="00103a5d" officeooo:paragraph-rsid="001607b4"/>
    </style:style>
    <style:style style:name="P5" style:family="paragraph" style:parent-style-name="Text_20_body">
      <style:text-properties officeooo:rsid="0011dc19" officeooo:paragraph-rsid="0011dc19"/>
    </style:style>
    <style:style style:name="P6" style:family="paragraph" style:parent-style-name="Text_20_body">
      <style:text-properties fo:font-style="normal" officeooo:rsid="00103a5d" officeooo:paragraph-rsid="00103a5d" style:font-style-asian="normal" style:font-style-complex="normal"/>
    </style:style>
    <style:style style:name="P7" style:family="paragraph" style:parent-style-name="Title">
      <style:text-properties officeooo:rsid="000e64ae" officeooo:paragraph-rsid="000e64ae"/>
    </style:style>
    <style:style style:name="P8" style:family="paragraph" style:parent-style-name="Footnote">
      <style:text-properties officeooo:rsid="00111e59" officeooo:paragraph-rsid="001607b4"/>
    </style:style>
    <style:style style:name="P9" style:family="paragraph" style:parent-style-name="Text_20_body">
      <style:text-properties officeooo:rsid="001cbc8f" officeooo:paragraph-rsid="001cbc8f"/>
    </style:style>
    <style:style style:name="P10" style:family="paragraph" style:parent-style-name="Heading_20_1">
      <style:text-properties officeooo:rsid="000e64ae" officeooo:paragraph-rsid="000e64ae"/>
    </style:style>
    <style:style style:name="P11" style:family="paragraph" style:parent-style-name="Heading_20_1">
      <style:text-properties fo:font-style="normal" officeooo:rsid="00103a5d" officeooo:paragraph-rsid="00103a5d" style:font-style-asian="normal" style:font-style-complex="normal"/>
    </style:style>
    <style:style style:name="P12" style:family="paragraph" style:parent-style-name="Heading_20_1">
      <style:text-properties fo:font-style="normal" officeooo:rsid="00103a5d" officeooo:paragraph-rsid="0015a24a" style:font-style-asian="normal" style:font-style-complex="normal"/>
    </style:style>
    <style:style style:name="P13" style:family="paragraph" style:parent-style-name="Heading_20_1">
      <style:text-properties officeooo:rsid="0011dc19" officeooo:paragraph-rsid="0011dc19"/>
    </style:style>
    <style:style style:name="P14" style:family="paragraph" style:parent-style-name="Heading_20_1">
      <style:paragraph-properties fo:break-before="page"/>
      <style:text-properties officeooo:rsid="00103a5d" officeooo:paragraph-rsid="00103a5d"/>
    </style:style>
    <style:style style:name="P15" style:family="paragraph" style:parent-style-name="Heading_20_1">
      <style:paragraph-properties fo:break-before="pag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5a24a" style:font-style-asian="italic" style:font-style-complex="italic"/>
    </style:style>
    <style:style style:name="T3" style:family="text">
      <style:text-properties fo:font-style="italic" officeooo:rsid="0010168c" style:font-style-asian="italic" style:font-style-complex="italic"/>
    </style:style>
    <style:style style:name="T4" style:family="text">
      <style:text-properties fo:font-style="italic" officeooo:rsid="0018c1fe" style:font-style-asian="italic" style:font-style-complex="italic"/>
    </style:style>
    <style:style style:name="T5" style:family="text">
      <style:text-properties fo:font-style="italic" officeooo:rsid="001a3a7b"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0168c" style:font-style-asian="normal" style:font-style-complex="normal"/>
    </style:style>
    <style:style style:name="T8" style:family="text">
      <style:text-properties officeooo:rsid="001405a9"/>
    </style:style>
    <style:style style:name="T9" style:family="text">
      <style:text-properties officeooo:rsid="0015a24a"/>
    </style:style>
    <style:style style:name="T10" style:family="text">
      <style:text-properties officeooo:rsid="0018c1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blem <text:span text:style-name="T8">A</text:span>nalysis</text:p>
      <text:p text:style-name="P7">Lab <text:span text:style-name="T8">Exercise 2</text:span></text:p>
      <text:p text:style-name="P1"/>
      <text:h text:style-name="P10" text:outline-level="1">Lab Objective: </text:h>
      <text:p text:style-name="P9">Using the given data files, write an application that lets users retrieve various statistical information, including the average team salary for any given year, the median team salary for any given year, and the standard deviation from the mean for any given year for any given team. </text:p>
      <text:p text:style-name="P1">Using the methodology described in the lecture, create the following items. </text:p>
      <text:p text:style-name="P1">1. <text:s/>Problem definition.</text:p>
      <text:p text:style-name="P1">2. <text:s/>High level solution definition.</text:p>
      <text:p text:style-name="P1">3. <text:s/>Data <text:span text:style-name="T10">Dictionary</text:span>.</text:p>
      <text:p text:style-name="P1">4. <text:s/>Detailed solution definition.</text:p>
      <text:p text:style-name="P1">5. <text:s/>Pseudo-code.</text:p>
      <text:p text:style-name="P1">6. <text:s/>Completed software.</text:p>
      <text:p text:style-name="P2"/>
      <text:p text:style-name="P3"/>
      <text:h text:style-name="P14" text:outline-level="1">Problem Definition. </text:h>
      <text:p text:style-name="P3">Among your team, discuss the problem given and write a high level problem definition statement. <text:s/>Title this document <text:span text:style-name="T1">Lab</text:span><text:span text:style-name="T4">2</text:span><text:span text:style-name="T1"> Problem Definition</text:span><text:span text:style-name="T6">. <text:s/>Remember that you should be taking into account all aspects of the problem, including what inputs and outputs will be defined. <text:s/></text:span></text:p>
      <text:h text:style-name="P11" text:outline-level="1">High level solution definition. </text:h>
      <text:p text:style-name="P6">Once you have created the problem definition, define a high level solution. <text:s/>Remember not to go too deeply into the solution. <text:s/>That will come in Step 4. <text:s/>Consider how you would solve this problem using only manual processes and encode these into your definition. </text:p>
      <text:p text:style-name="P3"><text:span text:style-name="T6">Title this document </text:span><text:span text:style-name="T1">Lab</text:span><text:span text:style-name="T4">2</text:span><text:span text:style-name="T1"> High level solution.</text:span></text:p>
      <text:h text:style-name="P12" text:outline-level="1">Data <text:span text:style-name="T9">dictionary</text:span>.</text:h>
      <text:p text:style-name="P6">Create a simple data <text:span text:style-name="T9">dictionary </text:span>for the given data source. Include the field name, type and description in the <text:span text:style-name="T9">dictionary</text:span>. </text:p>
      <text:p text:style-name="P3"><text:span text:style-name="T6">Title this document </text:span><text:span text:style-name="T1">Lab</text:span><text:span text:style-name="T5">2</text:span><text:span text:style-name="T1"> Data </text:span><text:span text:style-name="T2">Dictionary</text:span><text:span text:style-name="T1">.</text:span></text:p>
      <text:h text:style-name="P11" text:outline-level="1">Low level solution definition. </text:h>
      <text:p text:style-name="P4"><text:span text:style-name="T6">Write in english the steps that your program will take to solve the assigned task. <text:s/>Again, visualize the process as a series of manual steps. <text:s/></text:span><text:span text:style-name="T7">Do not worry about exception handling in this lab. <text:s/>Only the “</text:span><text:span text:style-name="T3">Golden Path”</text:span><text:span text:style-name="T3"><text:note text:id="ftn1" text:note-class="footnote"><text:note-citation>1</text:note-citation><text:note-body><text:p text:style-name="P8">The “Golden Path” refers to the default scenario in the code, without exception or error handling. </text:p></text:note-body></text:note></text:span><text:span text:style-name="T3"> </text:span><text:span text:style-name="T7">should be considered. <text:s/></text:span></text:p>
      <text:h text:style-name="P11" text:outline-level="1">Pseudocode.</text:h>
      <text:p text:style-name="P3"><text:span text:style-name="T6">Take the low level definition created and write </text:span><text:span text:style-name="T1">pseudocode</text:span><text:span text:style-name="T6"> that will approximate the actual code to implement the requested task. <text:s/></text:span></text:p>
      <text:p text:style-name="P6"/>
      <text:h text:style-name="P13" text:outline-level="1">Final software solution.</text:h>
      <text:p text:style-name="P5">Create a java program that implements the lab exercise. <text:s/>Write this software using the pseudocode as the guide. <text:s/>Your program should be called <text:span text:style-name="T1">Lab1Exercise.java</text:span><text:span text:style-name="T6">. <text:s/></text:span></text:p>
      <text:p text:style-name="P6"/>
      <text:h text:style-name="P15" text:outline-level="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3T13:32:36.175931122</meta:creation-date>
    <meta:generator>LibreOffice/4.2.8.2$Linux_X86_64 LibreOffice_project/420m0$Build-2</meta:generator>
    <dc:date>2016-08-03T10:47:14.909988134</dc:date>
    <meta:editing-duration>PT46M27S</meta:editing-duration>
    <meta:editing-cycles>7</meta:editing-cycles>
    <meta:document-statistic meta:table-count="0" meta:image-count="0" meta:object-count="0" meta:page-count="3" meta:paragraph-count="26" meta:word-count="321" meta:character-count="2067" meta:non-whitespace-character-count="1739"/>
  </office:meta>
</office:document-meta>
</file>